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33cm" style:rel-column-width="10922*"/>
    </style:style>
    <style:style style:name="Tabela1.B" style:family="table-column">
      <style:table-column-properties style:column-width="2.833cm" style:rel-column-width="1092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.593cm" style:contextual-spacing="false" style:line-height-at-least="0.519cm" fo:text-align="start" style:justify-single-word="false" fo:background-color="#fbfaf9" fo:padding-left="0.423cm" fo:padding-right="0.423cm" fo:padding-top="0.282cm" fo:padding-bottom="0.282cm" fo:border="0.74pt solid #cccccc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333333" style:font-name="Consolas" fo:font-size="10.5pt" fo:font-weight="bold" officeooo:rsid="001e5c0f" officeooo:paragraph-rsid="001e5c0f" style:font-name-asian="Times New Roman" style:font-size-asian="10.5pt" style:font-weight-asian="bold" style:font-name-complex="Consolas1" style:font-size-complex="10.5pt" style:font-weight-complex="bold"/>
    </style:style>
    <style:style style:name="P2" style:family="paragraph" style:parent-style-name="Standard">
      <style:paragraph-properties fo:margin-top="0cm" fo:margin-bottom="0.593cm" style:contextual-spacing="false" style:line-height-at-least="0.519cm" fo:background-color="#fbfaf9" fo:padding-left="0.423cm" fo:padding-right="0.423cm" fo:padding-top="0.282cm" fo:padding-bottom="0.282cm" fo:border="0.74pt solid #cccccc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333333" style:font-name="Consolas" fo:font-size="10.5pt" officeooo:paragraph-rsid="00173437" style:font-name-asian="Times New Roman" style:font-size-asian="10.5pt" style:font-name-complex="Consolas1" style:font-size-complex="10.5pt"/>
    </style:style>
    <style:style style:name="P3" style:family="paragraph" style:parent-style-name="Standard">
      <style:paragraph-properties fo:margin-top="0cm" fo:margin-bottom="0.593cm" style:contextual-spacing="false" style:line-height-at-least="0.519cm" fo:text-align="start" style:justify-single-word="false" fo:background-color="#fbfaf9" fo:padding-left="0.423cm" fo:padding-right="0.423cm" fo:padding-top="0.282cm" fo:padding-bottom="0.282cm" fo:border="0.74pt solid #cccccc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000000" style:font-name="Consolas" fo:font-size="10.5pt" fo:font-weight="bold" officeooo:rsid="001e60b2" officeooo:paragraph-rsid="001e60b2" style:font-name-asian="Times New Roman" style:font-size-asian="10.5pt" style:font-weight-asian="bold" style:font-name-complex="Consolas1" style:font-size-complex="10.5pt" style:font-weight-complex="bold"/>
    </style:style>
    <style:style style:name="P4" style:family="paragraph" style:parent-style-name="Standard">
      <style:paragraph-properties fo:margin-top="0cm" fo:margin-bottom="0.593cm" style:contextual-spacing="false" style:line-height-at-least="0.519cm" fo:background-color="#fbfaf9" fo:padding-left="0.423cm" fo:padding-right="0.423cm" fo:padding-top="0.282cm" fo:padding-bottom="0.282cm" fo:border="0.74pt solid #cccccc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000000" style:font-name="Consolas" fo:font-size="10.5pt" fo:font-weight="bold" officeooo:paragraph-rsid="00173437" style:font-name-asian="Times New Roman" style:font-size-asian="10.5pt" style:font-weight-asian="bold" style:font-name-complex="Consolas1" style:font-size-complex="10.5pt" style:font-weight-complex="bold"/>
    </style:style>
    <style:style style:name="P5" style:family="paragraph" style:parent-style-name="Standard">
      <style:paragraph-properties fo:margin-top="0cm" fo:margin-bottom="0.593cm" style:contextual-spacing="false" style:line-height-at-least="0.519cm" fo:text-align="start" style:justify-single-word="false" fo:background-color="#fbfaf9" fo:padding-left="0.423cm" fo:padding-right="0.423cm" fo:padding-top="0.282cm" fo:padding-bottom="0.282cm" fo:border="0.74pt solid #cccccc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000000" style:font-name="Consolas" fo:font-size="10.5pt" fo:font-weight="bold" officeooo:rsid="00181707" officeooo:paragraph-rsid="00181707" style:font-name-asian="Times New Roman" style:font-size-asian="10.5pt" style:font-weight-asian="bold" style:font-name-complex="Consolas1" style:font-size-complex="10.5pt" style:font-weight-complex="bold"/>
    </style:style>
    <style:style style:name="P6" style:family="paragraph" style:parent-style-name="Standard">
      <style:paragraph-properties fo:margin-top="0cm" fo:margin-bottom="0.593cm" style:contextual-spacing="false" style:line-height-at-least="0.519cm" fo:text-align="start" style:justify-single-word="false" fo:background-color="#fbfaf9" fo:padding-left="0.423cm" fo:padding-right="0.423cm" fo:padding-top="0.282cm" fo:padding-bottom="0.282cm" fo:border="0.74pt solid #cccccc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000000" style:font-name="Consolas" fo:font-size="10.5pt" fo:font-weight="bold" officeooo:rsid="001e5c0f" officeooo:paragraph-rsid="001e5c0f" style:font-name-asian="Times New Roman" style:font-size-asian="10.5pt" style:font-weight-asian="bold" style:font-name-complex="Consolas1" style:font-size-complex="10.5pt" style:font-weight-complex="bold"/>
    </style:style>
    <style:style style:name="P7" style:family="paragraph" style:parent-style-name="Standard">
      <style:paragraph-properties fo:margin-top="0cm" fo:margin-bottom="0.593cm" style:contextual-spacing="false" style:line-height-at-least="0.519cm" fo:background-color="#fbfaf9" fo:padding-left="0.423cm" fo:padding-right="0.423cm" fo:padding-top="0.282cm" fo:padding-bottom="0.282cm" fo:border="0.74pt solid #cccccc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000000" style:font-name="Consolas" fo:font-size="10.5pt" officeooo:paragraph-rsid="000af7d1" style:font-name-asian="Times New Roman" style:font-size-asian="10.5pt" style:font-name-complex="Consolas1" style:font-size-complex="10.5pt"/>
    </style:style>
    <style:style style:name="P8" style:family="paragraph" style:parent-style-name="Standard">
      <style:paragraph-properties fo:margin-top="0cm" fo:margin-bottom="0.593cm" style:contextual-spacing="false" style:line-height-at-least="0.519cm" fo:text-align="start" style:justify-single-word="false" fo:background-color="#fbfaf9" fo:padding-left="0.423cm" fo:padding-right="0.423cm" fo:padding-top="0.282cm" fo:padding-bottom="0.282cm" fo:border="0.74pt solid #cccccc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000000" officeooo:paragraph-rsid="001f91ed"/>
    </style:style>
    <style:style style:name="P9" style:family="paragraph" style:parent-style-name="Table_20_Contents">
      <style:text-properties style:font-name="Consolas" fo:font-size="10.5pt" officeooo:rsid="001b4ba0" officeooo:paragraph-rsid="001b4ba0" style:font-name-asian="Times New Roman" style:font-size-asian="10.5pt" style:font-name-complex="Consolas1" style:font-size-complex="10.5pt"/>
    </style:style>
    <style:style style:name="P10" style:family="paragraph" style:parent-style-name="Table_20_Contents">
      <style:text-properties style:font-name="Consolas" fo:font-size="10.5pt" officeooo:rsid="00173437" officeooo:paragraph-rsid="00173437" style:font-name-asian="Times New Roman" style:font-size-asian="10.5pt" style:font-name-complex="Consolas1" style:font-size-complex="10.5pt"/>
    </style:style>
    <style:style style:name="P11" style:family="paragraph" style:parent-style-name="Table_20_Contents">
      <style:text-properties style:font-name="Consolas" fo:font-size="10.5pt" officeooo:rsid="001a3a85" officeooo:paragraph-rsid="001a3a85" style:font-name-asian="Times New Roman" style:font-size-asian="10.5pt" style:font-name-complex="Consolas1" style:font-size-complex="10.5pt"/>
    </style:style>
    <style:style style:name="P12" style:family="paragraph" style:parent-style-name="Table_20_Contents">
      <style:text-properties style:font-name="Consolas" fo:font-size="10.5pt" officeooo:rsid="001a3a85" officeooo:paragraph-rsid="00173437" style:font-name-asian="Times New Roman" style:font-size-asian="10.5pt" style:font-name-complex="Consolas1" style:font-size-complex="10.5pt"/>
    </style:style>
    <style:style style:name="P13" style:family="paragraph" style:parent-style-name="Table_20_Contents">
      <style:text-properties fo:color="#ff0000" style:font-name="Consolas" fo:font-size="10.5pt" officeooo:rsid="00173437" officeooo:paragraph-rsid="00173437" style:font-name-asian="Times New Roman" style:font-size-asian="10.5pt" style:font-name-complex="Consolas1" style:font-size-complex="10.5pt"/>
    </style:style>
    <style:style style:name="P14" style:family="paragraph" style:parent-style-name="Standard">
      <style:paragraph-properties fo:margin-top="0cm" fo:margin-bottom="0.593cm" style:contextual-spacing="false" style:line-height-at-least="0.519cm" fo:text-align="center" style:justify-single-word="false" fo:background-color="#fbfaf9" fo:padding-left="0.423cm" fo:padding-right="0.423cm" fo:padding-top="0.282cm" fo:padding-bottom="0.282cm" fo:border="0.74pt solid #cccccc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000000" style:font-name="Consolas" fo:font-size="10.5pt" fo:font-weight="bold" officeooo:rsid="001db572" officeooo:paragraph-rsid="001db572" style:font-name-asian="Times New Roman" style:font-size-asian="10.5pt" style:font-weight-asian="bold" style:font-name-complex="Consolas1" style:font-size-complex="10.5pt" style:font-weight-complex="bold"/>
    </style:style>
    <style:style style:name="P15" style:family="paragraph" style:parent-style-name="Standard">
      <style:paragraph-properties fo:margin-top="0cm" fo:margin-bottom="0.593cm" style:contextual-spacing="false" style:line-height-at-least="0.519cm" fo:text-align="center" style:justify-single-word="false" fo:background-color="#fbfaf9" fo:padding-left="0.423cm" fo:padding-right="0.423cm" fo:padding-top="0.282cm" fo:padding-bottom="0.282cm" fo:border="0.74pt solid #cccccc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000000" style:font-name="Consolas" fo:font-size="10.5pt" fo:font-weight="bold" officeooo:rsid="002401c7" officeooo:paragraph-rsid="002401c7" style:font-name-asian="Times New Roman" style:font-size-asian="10.5pt" style:font-weight-asian="bold" style:font-name-complex="Consolas1" style:font-size-complex="10.5pt" style:font-weight-complex="bold"/>
    </style:style>
    <style:style style:name="P16" style:family="paragraph" style:parent-style-name="Standard">
      <style:paragraph-properties fo:margin-top="0cm" fo:margin-bottom="0.593cm" style:contextual-spacing="false" style:line-height-at-least="0.519cm" fo:text-align="center" style:justify-single-word="false" fo:background-color="#fbfaf9" fo:padding-left="0.423cm" fo:padding-right="0.423cm" fo:padding-top="0.282cm" fo:padding-bottom="0.282cm" fo:border="0.74pt solid #cccccc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000000" style:font-name="Consolas" fo:font-size="10.5pt" fo:font-weight="bold" officeooo:rsid="00287a81" officeooo:paragraph-rsid="00287a81" style:font-name-asian="Times New Roman" style:font-size-asian="10.5pt" style:font-weight-asian="bold" style:font-name-complex="Consolas1" style:font-size-complex="10.5pt" style:font-weight-complex="bold"/>
    </style:style>
    <style:style style:name="T1" style:family="text">
      <style:text-properties officeooo:rsid="0013ddb5"/>
    </style:style>
    <style:style style:name="T2" style:family="text">
      <style:text-properties officeooo:rsid="00173437"/>
    </style:style>
    <style:style style:name="T3" style:family="text">
      <style:text-properties fo:color="#ff0000"/>
    </style:style>
    <style:style style:name="T4" style:family="text">
      <style:text-properties fo:color="#ff0000" officeooo:rsid="001a0a84"/>
    </style:style>
    <style:style style:name="T5" style:family="text">
      <style:text-properties fo:color="#ff0000" officeooo:rsid="001a3a85"/>
    </style:style>
    <style:style style:name="T6" style:family="text">
      <style:text-properties fo:color="#ff0000" officeooo:rsid="001b4ba0"/>
    </style:style>
    <style:style style:name="T7" style:family="text">
      <style:text-properties officeooo:rsid="00181707"/>
    </style:style>
    <style:style style:name="T8" style:family="text">
      <style:text-properties officeooo:rsid="000f65f7"/>
    </style:style>
    <style:style style:name="T9" style:family="text">
      <style:text-properties officeooo:rsid="001a0a84"/>
    </style:style>
    <style:style style:name="T10" style:family="text">
      <style:text-properties officeooo:rsid="001a3a85"/>
    </style:style>
    <style:style style:name="T11" style:family="text">
      <style:text-properties fo:color="#000000"/>
    </style:style>
    <style:style style:name="T12" style:family="text">
      <style:text-properties fo:color="#000000" officeooo:rsid="001a3a85"/>
    </style:style>
    <style:style style:name="T13" style:family="text">
      <style:text-properties fo:color="#000000" officeooo:rsid="001c95d2"/>
    </style:style>
    <style:style style:name="T14" style:family="text">
      <style:text-properties officeooo:rsid="001b4ba0"/>
    </style:style>
    <style:style style:name="T15" style:family="text">
      <style:text-properties officeooo:rsid="001c95d2"/>
    </style:style>
    <style:style style:name="T16" style:family="text">
      <style:text-properties officeooo:rsid="001f91ed"/>
    </style:style>
    <style:style style:name="T17" style:family="text">
      <style:text-properties fo:font-variant="normal" fo:text-transform="none" style:font-name="sans-serif" fo:font-size="10.5pt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style:font-name="sans-serif" fo:font-size="10.5pt" fo:letter-spacing="normal" fo:font-style="normal" fo:font-weight="bold" officeooo:rsid="001f91ed" style:font-weight-asian="bold" style:font-weight-complex="bold"/>
    </style:style>
    <style:style style:name="T19" style:family="text">
      <style:text-properties fo:font-variant="normal" fo:text-transform="none" style:font-name="sans-serif" fo:font-size="10.5pt" fo:letter-spacing="normal" fo:font-style="normal" fo:font-weight="bold" officeooo:rsid="00265569" style:font-weight-asian="bold" style:font-weight-complex="bold"/>
    </style:style>
    <style:style style:name="T20" style:family="text">
      <style:text-properties fo:font-variant="normal" fo:text-transform="none" style:text-line-through-style="none" style:text-line-through-type="none" style:font-name="sans-serif" fo:font-size="10.5pt" fo:letter-spacing="normal" fo:font-style="normal" style:text-underline-style="none" fo:font-weight="bold" style:text-blinking="false" style:font-weight-asian="bold" style:font-weight-complex="bold"/>
    </style:style>
    <style:style style:name="T21" style:family="text">
      <style:text-properties style:font-name="Consolas" fo:font-size="10.5pt" fo:font-weight="bold" officeooo:rsid="001f91ed" style:font-name-asian="Times New Roman" style:font-size-asian="10.5pt" style:font-weight-asian="bold" style:font-name-complex="Consolas1" style:font-size-complex="10.5pt" style:font-weight-complex="bold"/>
    </style:style>
    <style:style style:name="T22" style:family="text">
      <style:text-properties officeooo:rsid="002401c7"/>
    </style:style>
    <style:style style:name="T23" style:family="text">
      <style:text-properties officeooo:rsid="00265569"/>
    </style:style>
    <style:style style:name="T24" style:family="text">
      <style:text-properties officeooo:rsid="0026e9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Frase Criptografada</text:p>
      <text:p text:style-name="P7">g5Bt5 t54yvtz3v4A5 wrG t53 7Bv r9 6v995r9 9v 9z4Ar3</text:p>
      <text:p text:style-name="P7">58xB2y59r9. dBzA5 t54yvtz3v4A5, 7Bv 9v 9z4Ar3</text:p>
      <text:p text:style-name="P7">yB3z2uv9. Vy r99z3 7Bv r9 v96zxr9 9v3 x8r59 v8xBv3</text:p>
      <text:p text:style-name="P7">uv9uv4y59r3v4Av r trsvtr 6r8r 5 tvB, v47Br4A5 r9</text:p>
      <text:p text:style-name="P7">tyvzr9 r9 srzEr3 6r8r r Av88r, 9Br 3rv.</text:p>
      <text:p text:style-name="P7">cv54r8u5 Ur mz4tz.</text:p>
      <text:p text:style-name="P7"/>
      <text:p text:style-name="P15">Frase Descriptografada</text:p>
      <text:p text:style-name="P4"><text:span text:style-name="T8">Pouco</text:span> <text:span text:style-name="T1">conhecimento</text:span> <text:span text:style-name="T1">faz</text:span> <text:span text:style-name="T2">com</text:span> <text:span text:style-name="T2">que</text:span> <text:span text:style-name="T2">as</text:span> <text:span text:style-name="T2">pessoas</text:span> <text:span text:style-name="T2">se</text:span> <text:span text:style-name="T2">sintam orgulhosas</text:span>. <text:span text:style-name="T2">Muito</text:span> <text:span text:style-name="T2">conhecimento</text:span>, <text:span text:style-name="T2">que</text:span> <text:span text:style-name="T2">se</text:span> <text:span text:style-name="T2">sintam humildes</text:span>. <text:span text:style-name="T7">É</text:span> <text:span text:style-name="T7">assim</text:span> <text:span text:style-name="T7">que</text:span> <text:span text:style-name="T7">as</text:span> <text:span text:style-name="T7">espigas</text:span> <text:span text:style-name="T7">sem</text:span> <text:span text:style-name="T7">grãos</text:span> <text:span text:style-name="T7">erguem desdenhosamente</text:span> <text:span text:style-name="T7">a</text:span> <text:span text:style-name="T7">cabeça</text:span> <text:span text:style-name="T7">para</text:span> <text:span text:style-name="T7">o</text:span> <text:span text:style-name="T7">Céu</text:span>, <text:span text:style-name="T7">enquanto</text:span> <text:span text:style-name="T7">as cheias</text:span> <text:span text:style-name="T7">as</text:span> <text:span text:style-name="T7">baixam</text:span> <text:span text:style-name="T7">para</text:span> <text:span text:style-name="T7">a</text:span> <text:span text:style-name="T7">terra</text:span>, <text:span text:style-name="T7">sua</text:span> <text:span text:style-name="T7">mãe</text:span>.</text:p>
      <text:p text:style-name="P5">Leonardo da Vinci.</text:p>
      <text:p text:style-name="P5"/>
      <text:p text:style-name="P14">Text<text:span text:style-name="T24">o</text:span> <text:span text:style-name="T22">C</text:span>riptografado com RC4</text:p>
      <text:p text:style-name="P6">Zx0bKtGkgEYpzZDa3n"89CYCtKwopLOsjF2XedSajtnQeXrjUmVDYw0bOBBj</text:p>
      <text:p text:style-name="P6">38enBr_IVsaGBDpgmkTP3yegR4yhoVPtFQSRnavNw48JyBwtVgFS"GPX4bcS</text:p>
      <text:p text:style-name="P6">qiT"QMCayANHLk6WWN3XWOfyoLbnhZcIknEd"FW4h"FaIbwj0FS3uL"mUXYa</text:p>
      <text:p text:style-name="P6">VHetN5v3""6XvQldxLBy4QGAR29SbEryQzfg5grIvhZ9l9DgpoQyTzpLk3qh</text:p>
      <text:p text:style-name="P6">0YBnmtKagfu9gNmohTzLD83ItC8Ih6YMGXhjgfmSQAgFXFk3aQaoHicE_RF2</text:p>
      <text:p text:style-name="P6">Ev6abfm</text:p>
      <text:p text:style-name="P6">key: <text:span text:style-name="T3">chaves</text:span></text:p>
      <text:p text:style-name="P1"><text:span text:style-name="T11">Site utilizado para <text:s/>criptografar :</text:span> <text:a xlink:type="simple" xlink:href="http://crypo.in.ua/tools/eng_rc4.php">http://crypo.in.ua/tools/eng_rc4.php</text:a></text:p>
      <text:p text:style-name="P1"><text:soft-page-break/></text:p>
      <text:p text:style-name="P1"/>
      <text:p text:style-name="P3">Analise de frequência não irá funcionar em uma frase criptografada pelo RC4 porque, o algoritmo <text:span text:style-name="T23">trabalha em duas etapas.</text:span> <text:span text:style-name="T23">Na sua primeira fase, ele irá criptografar o texto transformando-o em bytes de acordo com a <text:s/>chave que foi passada. Na segunda etapa ele gera um fluxo de bytes contendo números pseudo aleatórios, que serão utilizados para fazer a operação XOR com o fluxo de bytes do texto claro para produzir o texto cifrado.</text:span></text:p>
      <text:p text:style-name="P8"><text:span text:style-name="T21">XOR </text:span><text:span text:style-name="T17">é um </text:span><text:span text:style-name="T20">algoritmo </text:span><text:span text:style-name="T17">que usa a função lógica <text:s/>para trocar os valores de duas variáveis do mesmo tipo, sem usar armazenamento temporário. </text:span><text:span text:style-name="T18">O</text:span><text:span text:style-name="T17"> algoritmo só irá funcionar com números </text:span><text:span text:style-name="T19">binários.</text:span>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 table:number-columns-repeated="2"/>
        <table:table-column table:style-name="Tabela1.A"/>
        <table:table-row>
          <table:table-cell table:style-name="Tabela1.A1" office:value-type="string">
            <text:p text:style-name="P10">a = <text:span text:style-name="T3">r</text:span></text:p>
          </table:table-cell>
          <table:table-cell table:style-name="Tabela1.A1" office:value-type="string">
            <text:p text:style-name="P10"><text:span text:style-name="T10">h</text:span> <text:span text:style-name="T10">= </text:span><text:span text:style-name="T5">y</text:span></text:p>
          </table:table-cell>
          <table:table-cell table:style-name="Tabela1.A1" office:value-type="string">
            <text:p text:style-name="P10"><text:span text:style-name="T10">o</text:span> <text:span text:style-name="T10">= </text:span><text:span text:style-name="T5">5</text:span></text:p>
          </table:table-cell>
          <table:table-cell table:style-name="Tabela1.A1" office:value-type="string">
            <text:p text:style-name="P12">v</text:p>
          </table:table-cell>
          <table:table-cell table:style-name="Tabela1.A1" office:value-type="string">
            <text:p text:style-name="P10"><text:span text:style-name="T10">m</text:span> <text:span text:style-name="T10">= </text:span><text:span text:style-name="T5">d</text:span></text:p>
          </table:table-cell>
          <table:table-cell table:style-name="Tabela1.F1" office:value-type="string">
            <text:p text:style-name="P9">3</text:p>
          </table:table-cell>
        </table:table-row>
        <table:table-row>
          <table:table-cell table:style-name="Tabela1.A2" office:value-type="string">
            <text:p text:style-name="P10">b = <text:span text:style-name="T3">s</text:span></text:p>
          </table:table-cell>
          <table:table-cell table:style-name="Tabela1.A2" office:value-type="string">
            <text:p text:style-name="P10"><text:span text:style-name="T10">i</text:span> <text:span text:style-name="T10">= </text:span><text:span text:style-name="T5">z</text:span></text:p>
          </table:table-cell>
          <table:table-cell table:style-name="Tabela1.A2" office:value-type="string">
            <text:p text:style-name="P10"><text:span text:style-name="T10">p</text:span> <text:span text:style-name="T10">= </text:span><text:span text:style-name="T5">6</text:span></text:p>
          </table:table-cell>
          <table:table-cell table:style-name="Tabela1.A2" office:value-type="string">
            <text:p text:style-name="P12">w </text:p>
          </table:table-cell>
          <table:table-cell table:style-name="Tabela1.A2" office:value-type="string">
            <text:p text:style-name="P10"><text:span text:style-name="T14">ã</text:span> <text:span text:style-name="T14">= </text:span><text:span text:style-name="T6">r</text:span></text:p>
          </table:table-cell>
          <table:table-cell table:style-name="Tabela1.F2" office:value-type="string">
            <text:p text:style-name="P9">4</text:p>
          </table:table-cell>
        </table:table-row>
        <table:table-row>
          <table:table-cell table:style-name="Tabela1.A2" office:value-type="string">
            <text:p text:style-name="P10"><text:span text:style-name="T9">c</text:span> <text:span text:style-name="T9">= </text:span><text:span text:style-name="T4">t</text:span></text:p>
          </table:table-cell>
          <table:table-cell table:style-name="Tabela1.A2" office:value-type="string">
            <text:p text:style-name="P10"><text:span text:style-name="T10">j</text:span> </text:p>
          </table:table-cell>
          <table:table-cell table:style-name="Tabela1.A2" office:value-type="string">
            <text:p text:style-name="P10"><text:span text:style-name="T10">q</text:span> <text:span text:style-name="T10">= </text:span><text:span text:style-name="T5">7</text:span></text:p>
          </table:table-cell>
          <table:table-cell table:style-name="Tabela1.A2" office:value-type="string">
            <text:p text:style-name="P10"><text:span text:style-name="T10">x</text:span> <text:span text:style-name="T10">= </text:span><text:span text:style-name="T5">E</text:span></text:p>
          </table:table-cell>
          <table:table-cell table:style-name="Tabela1.A2" office:value-type="string">
            <text:p text:style-name="P10"><text:span text:style-name="T14">é</text:span> <text:span text:style-name="T14">= </text:span><text:span text:style-name="T6">v</text:span></text:p>
          </table:table-cell>
          <table:table-cell table:style-name="Tabela1.F2" office:value-type="string">
            <text:p text:style-name="P9">5</text:p>
          </table:table-cell>
        </table:table-row>
        <table:table-row>
          <table:table-cell table:style-name="Tabela1.A2" office:value-type="string">
            <text:p text:style-name="P10"><text:span text:style-name="T9">d</text:span> <text:span text:style-name="T9">= </text:span><text:span text:style-name="T4">u</text:span></text:p>
          </table:table-cell>
          <table:table-cell table:style-name="Tabela1.A2" office:value-type="string">
            <text:p text:style-name="P12">k </text:p>
          </table:table-cell>
          <table:table-cell table:style-name="Tabela1.A2" office:value-type="string">
            <text:p text:style-name="P10"><text:span text:style-name="T10">r</text:span> <text:span text:style-name="T10">= </text:span><text:span text:style-name="T5">8</text:span></text:p>
          </table:table-cell>
          <table:table-cell table:style-name="Tabela1.A2" office:value-type="string">
            <text:p text:style-name="P11">y</text:p>
          </table:table-cell>
          <table:table-cell table:style-name="Tabela1.A2" office:value-type="string">
            <text:p text:style-name="P9">L = <text:span text:style-name="T3">c</text:span></text:p>
          </table:table-cell>
          <table:table-cell table:style-name="Tabela1.F2" office:value-type="string">
            <text:p text:style-name="P9">6</text:p>
          </table:table-cell>
        </table:table-row>
        <table:table-row>
          <table:table-cell table:style-name="Tabela1.A2" office:value-type="string">
            <text:p text:style-name="P10"><text:span text:style-name="T9">e</text:span> <text:span text:style-name="T9">= </text:span><text:span text:style-name="T4">v</text:span></text:p>
          </table:table-cell>
          <table:table-cell table:style-name="Tabela1.A2" office:value-type="string">
            <text:p text:style-name="P10"><text:span text:style-name="T10">l</text:span> <text:span text:style-name="T10">= </text:span><text:span text:style-name="T5">2</text:span></text:p>
          </table:table-cell>
          <table:table-cell table:style-name="Tabela1.A2" office:value-type="string">
            <text:p text:style-name="P10"><text:span text:style-name="T10">s</text:span> <text:span text:style-name="T10">= </text:span><text:span text:style-name="T5">9</text:span></text:p>
          </table:table-cell>
          <table:table-cell table:style-name="Tabela1.A2" office:value-type="string">
            <text:p text:style-name="P10">z</text:p>
          </table:table-cell>
          <table:table-cell table:style-name="Tabela1.A2" office:value-type="string">
            <text:p text:style-name="P9">0</text:p>
          </table:table-cell>
          <table:table-cell table:style-name="Tabela1.F2" office:value-type="string">
            <text:p text:style-name="P9">7</text:p>
          </table:table-cell>
        </table:table-row>
        <table:table-row>
          <table:table-cell table:style-name="Tabela1.A2" office:value-type="string">
            <text:p text:style-name="P10"><text:span text:style-name="T10">f</text:span> <text:span text:style-name="T10">= </text:span><text:span text:style-name="T5">w</text:span></text:p>
          </table:table-cell>
          <table:table-cell table:style-name="Tabela1.A2" office:value-type="string">
            <text:p text:style-name="P10"><text:span text:style-name="T10">m</text:span> <text:span text:style-name="T10">= </text:span><text:span text:style-name="T5">3</text:span></text:p>
          </table:table-cell>
          <table:table-cell table:style-name="Tabela1.A2" office:value-type="string">
            <text:p text:style-name="P10"><text:span text:style-name="T10">t</text:span> <text:span text:style-name="T10">= </text:span><text:span text:style-name="T5">A</text:span></text:p>
          </table:table-cell>
          <table:table-cell table:style-name="Tabela1.A2" office:value-type="string">
            <text:p text:style-name="P10">P <text:span text:style-name="T10">= </text:span><text:span text:style-name="T5">g</text:span></text:p>
          </table:table-cell>
          <table:table-cell table:style-name="Tabela1.A2" office:value-type="string">
            <text:p text:style-name="P9">1</text:p>
          </table:table-cell>
          <table:table-cell table:style-name="Tabela1.F2" office:value-type="string">
            <text:p text:style-name="P9">8</text:p>
          </table:table-cell>
        </table:table-row>
        <table:table-row>
          <table:table-cell table:style-name="Tabela1.A2" office:value-type="string">
            <text:p text:style-name="P10"><text:span text:style-name="T15">g</text:span> <text:span text:style-name="T10">= </text:span><text:span text:style-name="T5">x</text:span></text:p>
          </table:table-cell>
          <table:table-cell table:style-name="Tabela1.A2" office:value-type="string">
            <text:p text:style-name="P13"><text:span text:style-name="T13">n</text:span><text:span text:style-name="T11"> </text:span><text:span text:style-name="T12">=</text:span><text:span text:style-name="T10"> 4</text:span></text:p>
          </table:table-cell>
          <table:table-cell table:style-name="Tabela1.A2" office:value-type="string">
            <text:p text:style-name="P10"><text:span text:style-name="T10">u</text:span> <text:span text:style-name="T10">= </text:span><text:span text:style-name="T5">B</text:span></text:p>
          </table:table-cell>
          <table:table-cell table:style-name="Tabela1.A2" office:value-type="string">
            <text:p text:style-name="P10">É <text:span text:style-name="T10">= </text:span><text:span text:style-name="T5">Vy</text:span></text:p>
          </table:table-cell>
          <table:table-cell table:style-name="Tabela1.A2" office:value-type="string">
            <text:p text:style-name="P9">2</text:p>
          </table:table-cell>
          <table:table-cell table:style-name="Tabela1.F2" office:value-type="string">
            <text:p text:style-name="P9">9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21:03:51.379970787</meta:creation-date>
    <dc:date>2014-11-14T22:31:21.412858283</dc:date>
    <meta:editing-duration>PT2H3M18S</meta:editing-duration>
    <meta:editing-cycles>28</meta:editing-cycles>
    <meta:generator>LibreOffice/4.2.7.2$Linux_X86_64 LibreOffice_project/420m0$Build-2</meta:generator>
    <meta:document-statistic meta:table-count="1" meta:image-count="0" meta:object-count="0" meta:page-count="2" meta:paragraph-count="63" meta:word-count="306" meta:character-count="1728" meta:non-whitespace-character-count="1479"/>
  </office:meta>
</office:document-meta>
</file>